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A000000FAF273B888.svm" manifest:media-type=""/>
  <manifest:file-entry manifest:full-path="Pictures/20000001000003D9000000FAA6003CEC.svm" manifest:media-type=""/>
  <manifest:file-entry manifest:full-path="Pictures/200000010000039E000000FEEC59A58B.svm" manifest:media-type=""/>
  <manifest:file-entry manifest:full-path="Pictures/10000000000000200000002000309F1C.png" manifest:media-type="image/png"/>
  <manifest:file-entry manifest:full-path="Pictures/200000020000020F000000CCE741D497.eps" manifest:media-type=""/>
  <manifest:file-entry manifest:full-path="Pictures/2000000100000124000000D8A19DD694.svm" manifest:media-type=""/>
  <manifest:file-entry manifest:full-path="Pictures/200000010000043A00000131523CE70F.svm" manifest:media-type=""/>
  <manifest:file-entry manifest:full-path="Pictures/20000001000000FA000000D8AB97C17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0.15}{\micro \fara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2122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4.7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0.349cm" svg:height="0.258cm" svg:x="11.401cm" svg:y="1.801cm">
          <draw:image xlink:href="Pictures/2000000100000124000000D8A19DD694.svm" xlink:type="simple" xlink:show="embed" xlink:actuate="onLoad">
            <text:p/>
          </draw:image>
        </draw:frame>
        <draw:frame draw:style-name="gr2" draw:text-style-name="P1" draw:layer="layout" svg:width="9.84cm" svg:height="3.809cm" svg:x="1.581cm" svg:y="0.704cm">
          <draw:image xlink:href="Pictures/200000020000020F000000CCE741D497.eps" xlink:type="simple" xlink:show="embed" xlink:actuate="onLoad">
            <text:p/>
          </draw:image>
        </draw:frame>
        <draw:frame draw:style-name="gr3" draw:text-style-name="P1" draw:layer="layout" svg:width="0.299cm" svg:height="0.258cm" svg:x="1.448cm" svg:y="2.329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1.297cm" svg:height="0.365cm" svg:x="2.33cm" svg:y="3.409cm">
          <draw:image xlink:href="Pictures/200000010000043A00000131523CE70F.svm" xlink:type="simple" xlink:show="embed" xlink:actuate="onLoad">
            <text:p/>
          </draw:image>
        </draw:frame>
        <draw:frame draw:style-name="gr5" draw:text-style-name="P1" draw:layer="layout" svg:width="1.181cm" svg:height="0.299cm" svg:x="2.388cm" svg:y="1.93cm">
          <draw:image xlink:href="Pictures/20000001000003D9000000FAA6003CEC.svm" xlink:type="simple" xlink:show="embed" xlink:actuate="onLoad">
            <text:p/>
          </draw:image>
        </draw:frame>
        <draw:frame draw:style-name="gr6" draw:text-style-name="P1" draw:layer="layout" svg:width="1.11cm" svg:height="0.304cm" svg:x="4.331cm" svg:y="0.653cm">
          <draw:image xlink:href="Pictures/200000010000039E000000FEEC59A58B.svm" xlink:type="simple" xlink:show="embed" xlink:actuate="onLoad">
            <text:p/>
          </draw:image>
        </draw:frame>
        <draw:frame draw:style-name="gr7" draw:text-style-name="P1" draw:layer="layout" svg:width="0.76cm" svg:height="0.299cm" svg:x="2.598cm" svg:y="0.656cm">
          <draw:image xlink:href="Pictures/200000010000027A000000FAF273B888.svm" xlink:type="simple" xlink:show="embed" xlink:actuate="onLoad">
            <text:p/>
          </draw:image>
        </draw:frame>
        <draw:frame draw:style-name="gr5" draw:text-style-name="P1" draw:layer="layout" svg:width="1.181cm" svg:height="0.299cm" svg:x="6.036cm" svg:y="1.648cm">
          <draw:image xlink:href="Pictures/20000001000003D9000000FAA6003CEC.svm" xlink:type="simple" xlink:show="embed" xlink:actuate="onLoad">
            <text:p/>
          </draw:image>
        </draw:frame>
        <draw:frame draw:style-name="gr5" draw:text-style-name="P1" draw:layer="layout" svg:width="1.181cm" svg:height="0.299cm" svg:x="7.587cm" svg:y="1.648cm">
          <draw:image xlink:href="Pictures/20000001000003D9000000FAA6003CEC.svm" xlink:type="simple" xlink:show="embed" xlink:actuate="onLoad">
            <text:p/>
          </draw:image>
        </draw:frame>
        <draw:frame draw:style-name="gr4" draw:text-style-name="P1" draw:layer="layout" svg:width="1.297cm" svg:height="0.365cm" svg:x="5.846cm" svg:y="3.409cm">
          <draw:image xlink:href="Pictures/200000010000043A00000131523CE70F.svm" xlink:type="simple" xlink:show="embed" xlink:actuate="onLoad">
            <text:p/>
          </draw:image>
        </draw:frame>
        <draw:frame draw:style-name="gr4" draw:text-style-name="P1" draw:layer="layout" svg:width="1.297cm" svg:height="0.365cm" svg:x="7.566cm" svg:y="3.409cm">
          <draw:image xlink:href="Pictures/200000010000043A00000131523CE70F.svm" xlink:type="simple" xlink:show="embed" xlink:actuate="onLoad">
            <text:p/>
          </draw:image>
        </draw:frame>
        <draw:frame draw:style-name="gr6" draw:text-style-name="P1" draw:layer="layout" svg:width="1.11cm" svg:height="0.304cm" svg:x="9.434cm" svg:y="0.406cm">
          <draw:image xlink:href="Pictures/200000010000039E000000FEEC59A58B.svm" xlink:type="simple" xlink:show="embed" xlink:actuate="onLoad">
            <text:p/>
          </draw:image>
        </draw:frame>
        <draw:frame draw:style-name="gr6" draw:text-style-name="P1" draw:layer="layout" svg:width="1.11cm" svg:height="0.304cm" svg:x="7.506cm" svg:y="0.406cm">
          <draw:image xlink:href="Pictures/200000010000039E000000FEEC59A58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0-12T17:08:05</meta:creation-date>
    <meta:editing-duration>PT18M24S</meta:editing-duration>
    <meta:editing-cycles>9</meta:editing-cycles>
    <meta:generator>LibreOffice/3.3$Linux LibreOffice_project/330m19$Build-401</meta:generator>
    <dc:title>kkkFigures</dc:title>
    <meta:initial-creator>kkk </meta:initial-creator>
    <dc:date>2014-11-08T08:21:09</dc:date>
    <dc:creator>kkk </dc:creator>
    <meta:document-statistic meta:object-count="13"/>
    <meta:template xlink:type="simple" xlink:actuate="onRequest" xlink:title="kkkFigures" xlink:href="../../../../../.libreoffice/3/user/template/kkkFigures.otg" meta:date="2014-10-12T17:08:05"/>
  </office:meta>
</office:document-meta>
</file>